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6.003cm" table:align="margins"/>
    </style:style>
    <style:style style:name="Tabla1.A" style:family="table-column">
      <style:table-column-properties style:column-width="2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6.003cm" table:align="margins"/>
    </style:style>
    <style:style style:name="Tabla2.A" style:family="table-column">
      <style:table-column-properties style:column-width="3cm" style:rel-column-width="32767*"/>
    </style:style>
    <style:style style:name="Tabla2.B" style:family="table-column">
      <style:table-column-properties style:column-width="3.002cm" style:rel-column-width="32768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6.003cm" table:align="margins"/>
    </style:style>
    <style:style style:name="Tabla3.A" style:family="table-column">
      <style:table-column-properties style:column-width="6.003cm" style:rel-column-width="65535*"/>
    </style:style>
    <style:style style:name="Tabla3.A1" style:family="table-cell">
      <style:table-cell-properties fo:padding="0.097cm" fo:border-left="none" fo:border-right="none" fo:border-top="none" fo:border-bottom="0.5pt solid #000000"/>
    </style:style>
    <style:style style:name="Tabla4" style:family="table">
      <style:table-properties style:width="6.003cm" table:align="margins"/>
    </style:style>
    <style:style style:name="Tabla4.A" style:family="table-column">
      <style:table-column-properties style:column-width="6.003cm" style:rel-column-width="65535*"/>
    </style:style>
    <style:style style:name="Tabla4.A1" style:family="table-cell">
      <style:table-cell-properties fo:padding="0.097cm" fo:border="none"/>
    </style:style>
    <style:style style:name="Tabla4.A2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Arial1" fo:font-size="8pt" fo:language="en" fo:country="US" fo:font-weight="normal" officeooo:rsid="0021ad8a" officeooo:paragraph-rsid="0021ad8a" style:font-size-asian="7pt" style:font-weight-asian="normal" style:font-size-complex="8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1" fo:font-size="8pt" fo:language="en" fo:country="US" officeooo:rsid="00243f7e" officeooo:paragraph-rsid="00243f7e" style:font-size-asian="7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7pt" fo:language="en" fo:country="US" fo:font-weight="normal" officeooo:rsid="0021ad8a" officeooo:paragraph-rsid="0021ad8a" style:font-size-asian="7pt" style:font-weight-asian="normal" style:font-size-complex="7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7pt" fo:language="en" fo:country="US" fo:font-weight="normal" officeooo:rsid="0021ad8a" officeooo:paragraph-rsid="0021ad8a" style:font-size-asian="7pt" style:font-weight-asian="normal" style:font-size-complex="7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1" fo:font-size="7pt" fo:language="en" fo:country="US" fo:font-weight="normal" officeooo:rsid="0021ad8a" officeooo:paragraph-rsid="0049be8c" style:font-size-asian="7pt" style:font-weight-asian="normal" style:font-size-complex="7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7pt" fo:language="en" fo:country="US" fo:font-weight="normal" officeooo:rsid="0021ad8a" officeooo:paragraph-rsid="004b6f8b" style:font-size-asian="7pt" style:font-weight-asian="normal" style:font-size-complex="7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7pt" fo:language="en" fo:country="US" fo:font-weight="normal" officeooo:rsid="0021ad8a" officeooo:paragraph-rsid="004bc447" style:font-size-asian="7pt" style:font-weight-asian="normal" style:font-size-complex="7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size="7pt" fo:language="en" fo:country="US" fo:font-weight="normal" officeooo:rsid="0021ad8a" officeooo:paragraph-rsid="004cedb1" style:font-size-asian="7pt" style:font-weight-asian="normal" style:font-size-complex="7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1" fo:font-size="7pt" fo:language="en" fo:country="US" fo:font-weight="normal" officeooo:rsid="001d9b89" officeooo:paragraph-rsid="001d9b89" style:font-size-asian="7pt" style:font-weight-asian="normal" style:font-size-complex="7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 fo:font-size="7pt" fo:language="en" fo:country="US" fo:font-weight="normal" officeooo:rsid="00203c64" officeooo:paragraph-rsid="001d9b89" style:font-size-asian="7pt" style:font-weight-asian="normal" style:font-size-complex="7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1" fo:font-size="7pt" fo:language="en" fo:country="US" fo:font-weight="normal" officeooo:rsid="00203c64" officeooo:paragraph-rsid="00203c64" style:font-size-asian="7pt" style:font-weight-asian="normal" style:font-size-complex="7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1" fo:font-size="7pt" fo:language="en" fo:country="US" fo:font-weight="normal" officeooo:rsid="005e4aaf" officeooo:paragraph-rsid="0021ad8a" style:font-size-asian="7pt" style:font-weight-asian="normal" style:font-size-complex="7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7pt" fo:language="en" fo:country="US" fo:font-weight="bold" officeooo:rsid="001d9b89" officeooo:paragraph-rsid="001d9b89" style:font-size-asian="7pt" style:font-weight-asian="bold" style:font-size-complex="7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7pt" fo:language="en" fo:country="US" fo:font-weight="bold" officeooo:rsid="0021ad8a" officeooo:paragraph-rsid="0021ad8a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1" fo:font-size="7pt" fo:language="en" fo:country="US" officeooo:rsid="00243f7e" officeooo:paragraph-rsid="00243f7e" style:font-size-asian="7pt" style:font-size-complex="7pt"/>
    </style:style>
    <style:style style:name="P16" style:family="paragraph" style:parent-style-name="Table_20_Contents">
      <style:paragraph-properties fo:text-align="end" style:justify-single-word="false"/>
      <style:text-properties style:font-name="Arial1" fo:font-size="7pt" fo:language="en" fo:country="US" officeooo:rsid="00243f7e" officeooo:paragraph-rsid="00243f7e" style:font-size-asian="7pt" style:font-size-complex="7pt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7pt" fo:language="en" fo:country="US" officeooo:rsid="00243f7e" officeooo:paragraph-rsid="00243f7e" style:font-size-asian="7pt" style:font-size-complex="7pt"/>
    </style:style>
    <style:style style:name="P18" style:family="paragraph" style:parent-style-name="Table_20_Contents">
      <style:paragraph-properties fo:text-align="end" style:justify-single-word="false"/>
      <style:text-properties style:font-name="Arial1" fo:font-size="7pt" fo:language="en" fo:country="US" officeooo:rsid="00260b47" officeooo:paragraph-rsid="00260b47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7pt" fo:language="en" fo:country="US" officeooo:rsid="00260b47" officeooo:paragraph-rsid="00260b47" style:font-size-asian="7pt" style:font-size-complex="7p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7pt" fo:language="en" fo:country="US" officeooo:rsid="002a26fc" officeooo:paragraph-rsid="002a26fc" style:font-size-asian="7pt" style:font-size-complex="7pt"/>
    </style:style>
    <style:style style:name="P21" style:family="paragraph" style:parent-style-name="Table_20_Contents">
      <style:paragraph-properties fo:text-align="start" style:justify-single-word="false"/>
      <style:text-properties style:font-name="Arial1" fo:font-size="7pt" fo:language="en" fo:country="US" officeooo:rsid="002edc4e" officeooo:paragraph-rsid="002edc4e" style:font-size-asian="7pt" style:font-size-complex="7pt"/>
    </style:style>
    <style:style style:name="P22" style:family="paragraph" style:parent-style-name="Table_20_Contents">
      <style:paragraph-properties fo:text-align="end" style:justify-single-word="false"/>
      <style:text-properties style:font-name="Arial1" fo:font-size="7pt" fo:language="en" fo:country="US" officeooo:rsid="0027bb0b" officeooo:paragraph-rsid="006b71f6" style:font-size-asian="7pt" style:font-size-complex="7pt"/>
    </style:style>
    <style:style style:name="P23" style:family="paragraph" style:parent-style-name="Table_20_Contents">
      <style:paragraph-properties fo:text-align="start" style:justify-single-word="false"/>
      <style:text-properties style:font-name="Arial1" fo:font-size="7pt" fo:language="en" fo:country="US" officeooo:rsid="0027bb0b" officeooo:paragraph-rsid="006b71f6" style:font-size-asian="7pt" style:font-size-complex="7pt"/>
    </style:style>
    <style:style style:name="P24" style:family="paragraph" style:parent-style-name="Standard">
      <style:paragraph-properties fo:text-align="center" style:justify-single-word="false"/>
      <style:text-properties style:font-name="Arial1" fo:font-size="7pt" fo:font-weight="normal" officeooo:rsid="001cd6ca" officeooo:paragraph-rsid="001cd6ca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1" fo:font-size="7pt" fo:font-weight="normal" officeooo:rsid="001d9b89" officeooo:paragraph-rsid="001d9b89" style:font-size-asian="7pt" style:font-weight-asian="normal" style:font-size-complex="7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1" fo:font-size="7pt" fo:font-weight="normal" officeooo:rsid="001d9b89" officeooo:paragraph-rsid="001d9b89" style:font-size-asian="7pt" style:font-weight-asian="normal" style:font-size-complex="7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1" fo:font-size="7pt" fo:font-weight="normal" officeooo:rsid="00203c64" officeooo:paragraph-rsid="0047d921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Arial1" fo:font-size="7pt" officeooo:rsid="001cd6ca" officeooo:paragraph-rsid="001cd6ca" style:font-size-asian="7pt" style:font-size-complex="7pt"/>
    </style:style>
    <style:style style:name="P29" style:family="paragraph" style:parent-style-name="Table_20_Contents">
      <style:paragraph-properties fo:text-align="start" style:justify-single-word="false"/>
      <style:text-properties style:font-name="Arial1" fo:font-size="7pt" style:font-size-asian="7pt" style:font-size-complex="7pt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7pt" fo:font-weight="bold" officeooo:rsid="001d9b89" officeooo:paragraph-rsid="001d9b89" style:font-size-asian="7pt" style:font-weight-asian="bold" style:font-size-complex="7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" fo:font-size="7pt" fo:language="en" fo:country="US" officeooo:rsid="001cd6ca" officeooo:paragraph-rsid="001cd6ca" style:font-size-asian="7pt" style:font-size-complex="7pt"/>
    </style:style>
    <style:style style:name="P32" style:family="paragraph" style:parent-style-name="Standard">
      <style:paragraph-properties fo:text-align="justify" style:justify-single-word="false"/>
      <style:text-properties style:font-name="Arial" fo:font-size="7pt" fo:language="en" fo:country="US" officeooo:rsid="001cd6ca" officeooo:paragraph-rsid="001cd6ca" style:font-size-asian="7pt" style:font-size-complex="7pt"/>
    </style:style>
    <style:style style:name="P33" style:family="paragraph" style:parent-style-name="Standard">
      <style:paragraph-properties fo:text-align="center" style:justify-single-word="false"/>
      <style:text-properties style:font-name="Arial" fo:font-size="7pt" fo:language="en" fo:country="US" fo:font-weight="bold" officeooo:rsid="001cd6ca" officeooo:paragraph-rsid="001cd6ca" style:font-size-asian="7pt" style:font-weight-asian="bold" style:font-size-complex="7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Arial" fo:font-size="7pt" fo:language="en" fo:country="US" fo:font-weight="bold" officeooo:rsid="001d9b89" officeooo:paragraph-rsid="001d9b89" style:font-size-asian="7pt" style:font-weight-asian="bold" style:font-size-complex="7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Arial" fo:font-size="7pt" fo:language="en" fo:country="US" fo:font-weight="normal" officeooo:rsid="001d9b89" officeooo:paragraph-rsid="001d9b89" style:font-size-asian="7pt" style:font-weight-asian="normal" style:font-size-complex="7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Arial" fo:font-size="7pt" fo:language="en" fo:country="US" fo:font-weight="normal" officeooo:rsid="001d9b89" officeooo:paragraph-rsid="001d9b89" style:font-size-asian="7pt" style:font-weight-asian="normal" style:font-size-complex="7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1" fo:font-size="7pt" fo:language="en" fo:country="US" fo:font-weight="normal" officeooo:rsid="00203c64" officeooo:paragraph-rsid="00203c64" style:font-size-asian="7pt" style:font-weight-asian="normal" style:font-size-complex="7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1" fo:font-size="7pt" fo:language="en" fo:country="US" fo:font-weight="normal" officeooo:rsid="007fe189" officeooo:paragraph-rsid="007fe189" style:font-size-asian="7pt" style:font-weight-asian="normal" style:font-size-complex="7pt" style:font-weight-complex="normal"/>
    </style:style>
    <style:style style:name="P39" style:family="paragraph">
      <loext:graphic-properties draw:fill="solid" draw:fill-color="#000000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46eac6"/>
    </style:style>
    <style:style style:name="T4" style:family="text">
      <style:text-properties fo:language="en" fo:country="US" officeooo:rsid="00486aef"/>
    </style:style>
    <style:style style:name="T5" style:family="text">
      <style:text-properties style:font-name="Arial"/>
    </style:style>
    <style:style style:name="T6" style:family="text">
      <style:text-properties style:font-name="Arial" fo:language="en" fo:country="US"/>
    </style:style>
    <style:style style:name="T7" style:family="text">
      <style:text-properties style:font-name="Arial" fo:language="en" fo:country="US" fo:font-weight="bold" style:font-weight-asian="bold" style:font-weight-complex="bold"/>
    </style:style>
    <style:style style:name="T8" style:family="text">
      <style:text-properties style:font-name="Arial" fo:language="en" fo:country="US" style:text-underline-style="none" fo:font-weight="bold" style:font-weight-asian="bold" style:font-weight-complex="bold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421d3d"/>
    </style:style>
    <style:style style:name="T12" style:family="text">
      <style:text-properties officeooo:rsid="00425a62"/>
    </style:style>
    <style:style style:name="T13" style:family="text">
      <style:text-properties officeooo:rsid="0046c084"/>
    </style:style>
    <style:style style:name="T14" style:family="text">
      <style:text-properties officeooo:rsid="0046eac6"/>
    </style:style>
    <style:style style:name="T15" style:family="text">
      <style:text-properties officeooo:rsid="00203c64"/>
    </style:style>
    <style:style style:name="T16" style:family="text">
      <style:text-properties officeooo:rsid="0051ccf8"/>
    </style:style>
    <style:style style:name="T17" style:family="text">
      <style:text-properties officeooo:rsid="005e4aaf"/>
    </style:style>
    <style:style style:name="T18" style:family="text">
      <style:text-properties officeooo:rsid="0069daf9"/>
    </style:style>
    <style:style style:name="T19" style:family="text">
      <style:text-properties officeooo:rsid="007ddfbe"/>
    </style:style>
    <style:style style:name="gr1" style:family="graphic">
      <style:graphic-properties draw:stroke="dash" draw:stroke-dash="Long_20_Dash" svg:stroke-color="#000000" svg:stroke-linecap="butt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INVERSIONES MEDICAS DE ORIENTE S.A DE C.V</text:p>
      <text:p text:style-name="P28">Final 9<text:span text:style-name="T5">ª</text:span><text:span text:style-name="T1"> Avenida Sur Calle La Paz, B</text:span><text:span text:style-name="T6">ª La Merced Atras de Hotel Tropico Inn, San Miguel, El Salvador, CA</text:span></text:p>
      <text:p text:style-name="P28"><text:span text:style-name="T7">Telefax</text:span><text:span text:style-name="T6">: 2661-0001</text:span></text:p>
      <text:p text:style-name="P31">I.V.A. DL 296</text:p>
      <text:p text:style-name="P28"><text:span text:style-name="T7">Giro</text:span><text:span text:style-name="T6">: Servicios Medicos Hosp.</text:span></text:p>
      <text:p text:style-name="P28"><text:span text:style-name="T7">NRC</text:span><text:span text:style-name="T6">: 50470 | </text:span><text:span text:style-name="T7">Nit</text:span><text:span text:style-name="T6">: 0614-150591-102-9</text:span></text:p>
      <text:p text:style-name="P31"/>
      <text:p text:style-name="P31">{d.titulo}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ESCANEAR</text:p>
      <text:p text:style-name="P33"/>
      <text:p text:style-name="P33"><draw:line text:anchor-type="paragraph" draw:z-index="0" draw:name="Línea 1" draw:style-name="gr1" draw:text-style-name="P39" svg:x1="6.484cm" svg:y1="0.153cm" svg:x2="-0.624cm" svg:y2="0.153cm"><text:p/></draw:line></text:p>
      <text:p text:style-name="P25"><text:span text:style-name="T8">Fecha:</text:span><text:span text:style-name="T6"> {d.info.fecha}</text:span></text:p>
      <text:p text:style-name="P35"/>
      <text:p text:style-name="P34">Código generación:</text:p>
      <text:p text:style-name="P36">{d.info.codigoGeneracion<text:span text:style-name="T13">}</text:span></text:p>
      <text:p text:style-name="P30">Sello recepción:</text:p>
      <text:p text:style-name="P9">{d.info.selloRegistra}</text:p>
      <text:p text:style-name="P13">Numero Control:</text:p>
      <text:p text:style-name="P9">{d.info.numeroControl}</text:p>
      <text:p text:style-name="P9"/>
      <text:p text:style-name="P9"><text:span text:style-name="T10">Modelo de Facturacion: </text:span>{d.info.Modelo}</text:p>
      <text:p text:style-name="P9"><text:span text:style-name="T10">Tipo de Transmisión: </text:span>{d.info.tipoOperacion}</text:p>
      <text:p text:style-name="P26"><draw:line text:anchor-type="paragraph" draw:z-index="1" draw:name="Línea 2" draw:style-name="gr1" draw:text-style-name="P39" svg:x1="6.498cm" svg:y1="0.284cm" svg:x2="-0.61cm" svg:y2="0.284cm"><text:p/></draw:line></text:p>
      <text:p text:style-name="P10"/>
      <text:p text:style-name="P11"><text:span text:style-name="T10">N</text:span><text:span text:style-name="T9">º Orden:</text:span><text:span text:style-name="T5"> {d.info.orden}</text:span></text:p>
      <text:p text:style-name="P11"><text:span text:style-name="T10">Nombre:</text:span> {d.info.<text:span text:style-name="T14">receptor.nombre</text:span>}</text:p>
      <text:p text:style-name="P38"><text:span text:style-name="T10">Paciente</text:span>: {d.info.paciente}</text:p>
      <text:p text:style-name="P27"><text:span text:style-name="T2">DUI/NIT:</text:span><text:span text:style-name="T1"> {d.info.</text:span><text:span text:style-name="T3">receptor.</text:span><text:span text:style-name="T4">numDocumento</text:span><text:span text:style-name="T1">}</text:span></text:p>
      <text:p text:style-name="P5"><text:span text:style-name="T10">NRC:</text:span> {d.<text:span text:style-name="T15">info.</text:span>receptor.nrc}</text:p>
      <text:p text:style-name="P4"><text:span text:style-name="T10">Act. Economica:</text:span> </text:p>
      <text:p text:style-name="P6"><text:span text:style-name="T19">{d.info.receptor.codActividad} </text:span>- {<text:span text:style-name="T15">d.info.</text:span><text:span text:style-name="T14">receptor</text:span>.<text:span text:style-name="T19">descActividad</text:span>}</text:p>
      <text:p text:style-name="P14">Dirección:</text:p>
      <text:p text:style-name="P7">{<text:span text:style-name="T15">d.info.</text:span><text:span text:style-name="T14">receptor</text:span>.direccion.complemento}</text:p>
      <text:p text:style-name="P8"><text:span text:style-name="T10">Teléfono:</text:span> {<text:span text:style-name="T15">d.info.</text:span><text:span text:style-name="T14">receptor</text:span>.telefono}</text:p>
      <text:p text:style-name="P8"><draw:line text:anchor-type="paragraph" draw:z-index="2" draw:name="Línea 3" draw:style-name="gr1" draw:text-style-name="P39" svg:x1="6.498cm" svg:y1="0.683cm" svg:x2="-0.61cm" svg:y2="0.683cm"><text:p/></draw:line><text:span text:style-name="T10">Correo:</text:span> {<text:span text:style-name="T15">d.info.</text:span><text:span text:style-name="T14">receptor</text:span>.correo}</text:p>
      <text:p text:style-name="P1"/>
      <text:p text:style-name="P1"/>
      <text:p text:style-name="P1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2">PRODUCTOS</text:p>
          </table:table-cell>
          <table:table-cell table:style-name="Tabla1.A1" office:value-type="string">
            <text:p text:style-name="P2">CANTIDAD</text:p>
          </table:table-cell>
          <table:table-cell table:style-name="Tabla1.C1" office:value-type="string">
            <text:p text:style-name="P2">GRAVADA</text:p>
          </table:table-cell>
        </table:table-row>
        <table:table-row>
          <table:table-cell table:style-name="Tabla1.A2" office:value-type="string">
            <text:p text:style-name="P15">{d.productos[i].descripcion}</text:p>
          </table:table-cell>
          <table:table-cell table:style-name="Tabla1.A2" office:value-type="string">
            <text:p text:style-name="P17">{d.productos[i].cantidad}</text:p>
          </table:table-cell>
          <table:table-cell table:style-name="Tabla1.C2" office:value-type="string">
            <text:p text:style-name="P16"><text:span text:style-name="T16">$</text:span>{d.productos[i].ventaGravada}</text:p>
          </table:table-cell>
        </table:table-row>
        <table:table-row>
          <table:table-cell table:style-name="Tabla1.A2" office:value-type="string">
            <text:p text:style-name="P15">{d.productos[i+1].descripcion}</text:p>
          </table:table-cell>
          <table:table-cell table:style-name="Tabla1.A2" office:value-type="string">
            <text:p text:style-name="P17">{d.productos[i+1].cantidad}</text:p>
          </table:table-cell>
          <table:table-cell table:style-name="Tabla1.C2" office:value-type="string">
            <text:p text:style-name="P16">{d.productos[i+1].ventaGravada}</text:p>
          </table:table-cell>
        </table:table-row>
      </table:table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9">SUB TOTAL</text:p>
          </table:table-cell>
          <table:table-cell table:style-name="Tabla2.A1" office:value-type="string">
            <text:p text:style-name="P18"><text:span text:style-name="T11">$</text:span>{d.totales.subTotal}</text:p>
          </table:table-cell>
        </table:table-row>
        <table:table-row>
          <table:table-cell table:style-name="Tabla2.A1" office:value-type="string">
            <text:p text:style-name="P19">VENTA NO SUJETA</text:p>
          </table:table-cell>
          <table:table-cell table:style-name="Tabla2.A1" office:value-type="string">
            <text:p text:style-name="P18"><text:span text:style-name="T11">$</text:span>{d.totales.totalNoSuj}</text:p>
          </table:table-cell>
        </table:table-row>
        <table:table-row>
          <table:table-cell table:style-name="Tabla2.A1" office:value-type="string">
            <text:p text:style-name="P19">VENTA EXENTA</text:p>
          </table:table-cell>
          <table:table-cell table:style-name="Tabla2.A1" office:value-type="string">
            <text:p text:style-name="P18"><text:span text:style-name="T11">$</text:span>{d.totales.totalExenta}</text:p>
          </table:table-cell>
        </table:table-row>
        <table:table-row>
          <table:table-cell table:style-name="Tabla2.A1" office:value-type="string">
            <text:p text:style-name="P19">DESCUENTO</text:p>
          </table:table-cell>
          <table:table-cell table:style-name="Tabla2.A1" office:value-type="string">
            <text:p text:style-name="P18"><text:span text:style-name="T11">$</text:span>{d.totales.totalDescu}</text:p>
          </table:table-cell>
        </table:table-row>
        <table:table-row>
          <table:table-cell table:style-name="Tabla2.A1" office:value-type="string">
            <text:p text:style-name="P19">SUB TOTAL VENTA</text:p>
          </table:table-cell>
          <table:table-cell table:style-name="Tabla2.A1" office:value-type="string">
            <text:p text:style-name="P18"><text:span text:style-name="T11">$</text:span>{d.totales.subTotalVentas}</text:p>
          </table:table-cell>
        </table:table-row>
        <table:table-row>
          <table:table-cell table:style-name="Tabla2.A1" office:value-type="string">
            <text:p text:style-name="P19">{d.showBegin:ifEQ(<text:span text:style-name="T18">true</text:span>):showBegin}TOTAL IVA:{d.showBegin:showEnd}</text:p>
            <text:p text:style-name="P19"/>
          </table:table-cell>
          <table:table-cell table:style-name="Tabla2.A1" office:value-type="string">
            <text:p text:style-name="P18">{d.showBegin:ifEQ(<text:span text:style-name="T18">true</text:span>):showBegin}<text:span text:style-name="T11">$</text:span>{d.t<text:span text:style-name="T17">otales</text:span>.totalIva}{d.showBegin:showEnd}</text:p>
          </table:table-cell>
        </table:table-row>
        <table:table-row>
          <table:table-cell table:style-name="Tabla2.A1" office:value-type="string">
            <text:p text:style-name="P23">TOTAL </text:p>
          </table:table-cell>
          <table:table-cell table:style-name="Tabla2.A1" office:value-type="string">
            <text:p text:style-name="P22"><text:span text:style-name="T12">$</text:span>{d.totales.totalPagar}</text:p>
          </table:table-cell>
        </table:table-row>
      </table:table>
      <text:p text:style-name="P1"/>
      <text:p text:style-name="P3"/>
      <table:table table:name="Tabla3" table:style-name="Tabla3">
        <table:table-column table:style-name="Tabla3.A"/>
        <table:table-row>
          <table:table-cell table:style-name="Tabla3.A1" office:value-type="string">
            <text:p text:style-name="P20">* VALORES EXPRESADOS EN DOLARES US *</text:p>
          </table:table-cell>
        </table:table-row>
      </table:table>
      <text:p text:style-name="P12"/>
      <text:p text:style-name="P12"/>
      <text:p text:style-name="P4">Persona que realiza Compra: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9"/>
          </table:table-cell>
        </table:table-row>
        <table:table-row>
          <table:table-cell table:style-name="Tabla4.A2" office:value-type="string">
            <text:p text:style-name="P21">FIRMA: 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SV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SV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7.001cm" fo:page-height="29.9cm" style:num-format="1" style:print-orientation="portrait" fo:margin-top="1cm" fo:margin-bottom="1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5T10:28:51.765000000</meta:creation-date>
    <dc:date>2024-02-16T09:23:37.585000000</dc:date>
    <meta:editing-duration>PT20H13M25S</meta:editing-duration>
    <meta:editing-cycles>66</meta:editing-cycles>
    <meta:generator>LibreOffice/7.4.3.2$Windows_X86_64 LibreOffice_project/1048a8393ae2eeec98dff31b5c133c5f1d08b890</meta:generator>
    <meta:document-statistic meta:table-count="4" meta:image-count="0" meta:object-count="0" meta:page-count="1" meta:paragraph-count="54" meta:word-count="126" meta:character-count="1435" meta:non-whitespace-character-count="1360"/>
  </office:meta>
</office:document-meta>
</file>